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Atkinson Hyperlegible" fo:font-size="18pt" fo:font-weight="bold" officeooo:rsid="00097d13" officeooo:paragraph-rsid="00097d1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bold" officeooo:rsid="00097d13" officeooo:paragraph-rsid="000e3537" style:font-size-asian="10.5pt" style:font-weight-asian="bold" style:font-size-complex="12pt" style:font-weight-complex="bold"/>
    </style:style>
    <style:style style:name="P3" style:family="paragraph" style:parent-style-name="Standard" style:list-style-name="L10">
      <style:paragraph-properties fo:line-height="115%" fo:text-align="justify" style:justify-single-word="false"/>
      <style:text-properties style:font-name="Atkinson Hyperlegible" fo:font-size="12pt" fo:font-weight="bold" officeooo:rsid="004a5c7b" officeooo:paragraph-rsid="004a5c7b" style:font-size-asian="10.5pt" style:font-weight-asian="bold" style:font-size-complex="12pt" style:font-weight-complex="bold"/>
    </style:style>
    <style:style style:name="P4" style:family="paragraph" style:parent-style-name="Standard" style:list-style-name="L10">
      <style:paragraph-properties fo:line-height="115%" fo:text-align="justify" style:justify-single-word="false"/>
      <style:text-properties style:font-name="Atkinson Hyperlegible" fo:font-size="12pt" fo:font-weight="bold" officeooo:rsid="004e1f94" officeooo:paragraph-rsid="004e1f94" style:font-size-asian="10.5pt" style:font-weight-asian="bold" style:font-size-complex="12pt" style:font-weight-complex="bold"/>
    </style:style>
    <style:style style:name="P5" style:family="paragraph" style:parent-style-name="Standard" style:list-style-name="L10">
      <style:paragraph-properties fo:line-height="115%" fo:text-align="justify" style:justify-single-word="false"/>
      <style:text-properties style:font-name="Atkinson Hyperlegible" fo:font-size="12pt" fo:font-weight="bold" officeooo:rsid="004fb916" officeooo:paragraph-rsid="004fb916" style:font-size-asian="10.5pt" style:font-weight-asian="bold" style:font-size-complex="12pt" style:font-weight-complex="bold"/>
    </style:style>
    <style:style style:name="P6" style:family="paragraph" style:parent-style-name="Standard" style:list-style-name="L10">
      <style:paragraph-properties fo:line-height="115%" fo:text-align="justify" style:justify-single-word="false"/>
      <style:text-properties style:font-name="Atkinson Hyperlegible" fo:font-size="12pt" fo:font-weight="bold" officeooo:rsid="00516a64" officeooo:paragraph-rsid="00516a64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style:font-name="Atkinson Hyperlegible" fo:font-size="12pt" fo:font-weight="bold" officeooo:rsid="000e3537" officeooo:paragraph-rsid="000e3537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bold" officeooo:rsid="0023ebf0" officeooo:paragraph-rsid="0023ebf0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bold" officeooo:rsid="00395e4b" officeooo:paragraph-rsid="00395e4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bold" officeooo:rsid="00494baf" officeooo:paragraph-rsid="00494ba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normal" officeooo:rsid="000abc2d" officeooo:paragraph-rsid="000abc2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normal" officeooo:rsid="004a5c7b" officeooo:paragraph-rsid="004a5c7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normal" officeooo:rsid="000bcdaf" officeooo:paragraph-rsid="000f91b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normal" officeooo:rsid="000bcdaf" officeooo:paragraph-rsid="000e3537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line-height="115%" fo:text-align="justify" style:justify-single-word="false"/>
      <style:text-properties style:font-name="Atkinson Hyperlegible" fo:font-size="12pt" fo:font-weight="normal" officeooo:rsid="000e3537" officeooo:paragraph-rsid="000e353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normal" officeooo:rsid="000e3537" officeooo:paragraph-rsid="000e353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normal" officeooo:rsid="000fcd76" officeooo:paragraph-rsid="000fcd76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line-height="115%" fo:text-align="justify" style:justify-single-word="false"/>
      <style:text-properties style:font-name="Atkinson Hyperlegible" fo:font-size="12pt" fo:font-weight="normal" officeooo:rsid="001be9b4" officeooo:paragraph-rsid="002c0c9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normal" officeooo:rsid="001be9b4" officeooo:paragraph-rsid="001be9b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normal" officeooo:rsid="001be9b4" officeooo:paragraph-rsid="002c0c9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tkinson Hyperlegible" fo:font-size="12pt" fo:font-weight="normal" officeooo:rsid="0020d5da" officeooo:paragraph-rsid="0020d5da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line-height="115%" fo:text-align="justify" style:justify-single-word="false"/>
      <style:text-properties style:font-name="Atkinson Hyperlegible" fo:font-size="12pt" fo:font-weight="normal" officeooo:rsid="0023ebf0" officeooo:paragraph-rsid="0023ebf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justify" style:justify-single-word="false" fo:break-before="page"/>
      <style:text-properties style:font-name="Atkinson Hyperlegible" fo:font-size="16pt" fo:font-weight="bold" officeooo:rsid="00222892" officeooo:paragraph-rsid="00222892" style:font-size-asian="14pt" style:font-weight-asian="bold" style:font-size-complex="16pt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tkinson Hyperlegible" fo:font-size="16pt" fo:font-weight="bold" officeooo:rsid="00222892" officeooo:paragraph-rsid="00222892" style:font-size-asian="14pt" style:font-weight-asian="bold" style:font-size-complex="16pt" style:font-weight-complex="bold"/>
    </style:style>
    <style:style style:name="P25" style:family="paragraph" style:parent-style-name="Standard">
      <style:paragraph-properties fo:line-height="115%" fo:text-align="justify" style:justify-single-word="false" fo:break-before="page"/>
      <style:text-properties style:font-name="Atkinson Hyperlegible" fo:font-size="16pt" fo:font-weight="bold" officeooo:rsid="00498da6" officeooo:paragraph-rsid="00498da6" style:font-size-asian="14pt" style:font-weight-asian="bold" style:font-size-complex="16pt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tkinson Hyperlegible" fo:font-size="16pt" fo:font-weight="bold" officeooo:rsid="00498da6" officeooo:paragraph-rsid="00498da6" style:font-size-asian="14pt" style:font-weight-asian="bold" style:font-size-complex="16pt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tkinson Hyperlegible" fo:font-size="16pt" fo:font-weight="bold" officeooo:rsid="00121255" officeooo:paragraph-rsid="00121255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tkinson Hyperlegible" fo:font-size="16pt" fo:font-weight="bold" officeooo:rsid="00121255" officeooo:paragraph-rsid="004a5c7b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tkinson Hyperlegible" officeooo:paragraph-rsid="003fc15a"/>
    </style:style>
    <style:style style:name="P30" style:family="paragraph" style:parent-style-name="Standard" style:list-style-name="L8">
      <style:paragraph-properties fo:line-height="115%" fo:text-align="justify" style:justify-single-word="false"/>
      <style:text-properties style:font-name="Atkinson Hyperlegible" officeooo:paragraph-rsid="003fc15a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tkinson Hyperlegible" officeooo:paragraph-rsid="003ff2dc"/>
    </style:style>
    <style:style style:name="P32" style:family="paragraph" style:parent-style-name="Standard" style:list-style-name="L9">
      <style:paragraph-properties fo:line-height="115%" fo:text-align="justify" style:justify-single-word="false"/>
      <style:text-properties style:font-name="Atkinson Hyperlegible" officeooo:paragraph-rsid="003ff2dc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tkinson Hyperlegible" officeooo:rsid="002b28d1" officeooo:paragraph-rsid="0023ebf0"/>
    </style:style>
    <style:style style:name="P34" style:family="paragraph" style:parent-style-name="Standard" style:list-style-name="L8">
      <style:paragraph-properties fo:line-height="115%" fo:text-align="justify" style:justify-single-word="false"/>
      <style:text-properties style:font-name="Atkinson Hyperlegible" officeooo:rsid="003fc15a" officeooo:paragraph-rsid="003fc15a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tkinson Hyperlegible" officeooo:rsid="003fc15a" officeooo:paragraph-rsid="003fc15a"/>
    </style:style>
    <style:style style:name="P36" style:family="paragraph" style:parent-style-name="Standard">
      <style:paragraph-properties fo:line-height="115%" fo:text-align="justify" style:justify-single-word="false"/>
      <style:text-properties officeooo:rsid="001a96ee" officeooo:paragraph-rsid="001a96ee"/>
    </style:style>
    <style:style style:name="P37" style:family="paragraph" style:parent-style-name="Standard" style:list-style-name="L7">
      <style:paragraph-properties fo:line-height="115%" fo:text-align="justify" style:justify-single-word="false"/>
      <style:text-properties officeooo:rsid="001a96ee" officeooo:paragraph-rsid="001a96ee"/>
    </style:style>
    <style:style style:name="P38" style:family="paragraph" style:parent-style-name="Standard" style:list-style-name="L7">
      <style:paragraph-properties fo:line-height="115%" fo:text-align="justify" style:justify-single-word="false"/>
      <style:text-properties officeooo:rsid="00286b34" officeooo:paragraph-rsid="00286b34"/>
    </style:style>
    <style:style style:name="P39" style:family="paragraph" style:parent-style-name="Standard" style:list-style-name="L7">
      <style:paragraph-properties fo:line-height="115%" fo:text-align="justify" style:justify-single-word="false"/>
      <style:text-properties officeooo:paragraph-rsid="002ef226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35b332" officeooo:paragraph-rsid="0035b332"/>
    </style:style>
    <style:style style:name="T1" style:family="text">
      <style:text-properties officeooo:rsid="000abc2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0bcdaf" style:font-style-asian="normal" style:font-style-complex="normal"/>
    </style:style>
    <style:style style:name="T5" style:family="text">
      <style:text-properties fo:font-style="normal" style:text-underline-style="none" officeooo:rsid="0027043c" style:font-style-asian="normal" style:font-style-complex="normal"/>
    </style:style>
    <style:style style:name="T6" style:family="text">
      <style:text-properties officeooo:rsid="000d6746"/>
    </style:style>
    <style:style style:name="T7" style:family="text">
      <style:text-properties officeooo:rsid="000e35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065e" style:font-weight-asian="bold" style:font-weight-complex="bold"/>
    </style:style>
    <style:style style:name="T10" style:family="text">
      <style:text-properties fo:font-weight="bold" officeooo:rsid="003fc15a" style:font-weight-asian="bold" style:font-weight-complex="bold"/>
    </style:style>
    <style:style style:name="T11" style:family="text">
      <style:text-properties fo:font-weight="bold" officeooo:rsid="003ff2dc" style:font-weight-asian="bold" style:font-weight-complex="bold"/>
    </style:style>
    <style:style style:name="T12" style:family="text">
      <style:text-properties fo:font-weight="bold" officeooo:rsid="00413dbe" style:font-weight-asian="bold" style:font-weight-complex="bold"/>
    </style:style>
    <style:style style:name="T13" style:family="text">
      <style:text-properties fo:font-weight="bold" officeooo:rsid="00572555" style:font-weight-asian="bold" style:font-weight-complex="bold"/>
    </style:style>
    <style:style style:name="T14" style:family="text">
      <style:text-properties fo:font-weight="bold" officeooo:rsid="0058a21a" style:font-weight-asian="bold" style:font-weight-complex="bold"/>
    </style:style>
    <style:style style:name="T15" style:family="text">
      <style:text-properties fo:font-weight="bold" officeooo:rsid="0059e5aa" style:font-weight-asian="bold" style:font-weight-complex="bold"/>
    </style:style>
    <style:style style:name="T16" style:family="text">
      <style:text-properties fo:font-weight="bold" officeooo:rsid="005b096a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35f2" style:font-weight-asian="normal" style:font-weight-complex="normal"/>
    </style:style>
    <style:style style:name="T19" style:family="text">
      <style:text-properties fo:font-weight="normal" officeooo:rsid="0014acc5" style:font-weight-asian="normal" style:font-weight-complex="normal"/>
    </style:style>
    <style:style style:name="T20" style:family="text">
      <style:text-properties fo:font-weight="normal" officeooo:rsid="001561cc" style:font-weight-asian="normal" style:font-weight-complex="normal"/>
    </style:style>
    <style:style style:name="T21" style:family="text">
      <style:text-properties fo:font-weight="normal" officeooo:rsid="004fb916" style:font-weight-asian="normal" style:font-weight-complex="normal"/>
    </style:style>
    <style:style style:name="T22" style:family="text">
      <style:text-properties fo:font-weight="normal" officeooo:rsid="005b096a" style:font-weight-asian="normal" style:font-weight-complex="normal"/>
    </style:style>
    <style:style style:name="T23" style:family="text">
      <style:text-properties fo:font-weight="normal" style:font-size-asian="12pt" style:font-weight-asian="normal" style:font-weight-complex="normal"/>
    </style:style>
    <style:style style:name="T24" style:family="text">
      <style:text-properties fo:font-weight="normal" officeooo:rsid="0023065e" style:font-size-asian="12pt" style:font-weight-asian="normal" style:font-weight-complex="normal"/>
    </style:style>
    <style:style style:name="T25" style:family="text">
      <style:text-properties fo:font-weight="normal" officeooo:rsid="004e1f94" style:font-size-asian="12pt" style:font-weight-asian="normal" style:font-weight-complex="normal"/>
    </style:style>
    <style:style style:name="T26" style:family="text">
      <style:text-properties fo:font-weight="normal" officeooo:rsid="004e4f7a" style:font-size-asian="12pt" style:font-weight-asian="normal" style:font-weight-complex="normal"/>
    </style:style>
    <style:style style:name="T27" style:family="text">
      <style:text-properties fo:font-weight="normal" officeooo:rsid="004fb916" style:font-size-asian="12pt" style:font-weight-asian="normal" style:font-weight-complex="normal"/>
    </style:style>
    <style:style style:name="T28" style:family="text">
      <style:text-properties officeooo:rsid="0010b6ce"/>
    </style:style>
    <style:style style:name="T29" style:family="text">
      <style:text-properties officeooo:rsid="0010de60"/>
    </style:style>
    <style:style style:name="T30" style:family="text">
      <style:text-properties officeooo:rsid="001335f2"/>
    </style:style>
    <style:style style:name="T31" style:family="text">
      <style:text-properties officeooo:rsid="00167d53"/>
    </style:style>
    <style:style style:name="T32" style:family="text">
      <style:text-properties officeooo:rsid="0016f40b"/>
    </style:style>
    <style:style style:name="T33" style:family="text">
      <style:text-properties officeooo:rsid="0017bbf3"/>
    </style:style>
    <style:style style:name="T34" style:family="text">
      <style:text-properties officeooo:rsid="001840fb"/>
    </style:style>
    <style:style style:name="T35" style:family="text">
      <style:text-properties officeooo:rsid="0018a128"/>
    </style:style>
    <style:style style:name="T36" style:family="text">
      <style:text-properties style:font-name="Atkinson Hyperlegible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font-name="Atkinson Hyperlegible" fo:font-size="12pt" fo:font-weight="normal" officeooo:rsid="001335f2" style:font-size-asian="12pt" style:font-weight-asian="normal" style:font-size-complex="12pt" style:font-weight-complex="normal"/>
    </style:style>
    <style:style style:name="T38" style:family="text">
      <style:text-properties style:font-name="Atkinson Hyperlegible" fo:font-size="12pt" fo:font-weight="normal" officeooo:rsid="001a96ee" style:font-size-asian="12pt" style:font-weight-asian="normal" style:font-size-complex="12pt" style:font-weight-complex="normal"/>
    </style:style>
    <style:style style:name="T39" style:family="text">
      <style:text-properties style:font-name="Atkinson Hyperlegible" fo:font-size="12pt" fo:font-weight="normal" officeooo:rsid="0023065e" style:font-size-asian="12pt" style:font-weight-asian="normal" style:font-size-complex="12pt" style:font-weight-complex="normal"/>
    </style:style>
    <style:style style:name="T40" style:family="text">
      <style:text-properties style:font-name="Atkinson Hyperlegible" fo:font-size="12pt" fo:font-weight="normal" officeooo:rsid="00295a09" style:font-size-asian="12pt" style:font-weight-asian="normal" style:font-size-complex="12pt" style:font-weight-complex="normal"/>
    </style:style>
    <style:style style:name="T41" style:family="text">
      <style:text-properties style:font-name="Atkinson Hyperlegible" fo:font-size="12pt" fo:font-weight="normal" officeooo:rsid="002d0025" style:font-size-asian="12pt" style:font-weight-asian="normal" style:font-size-complex="12pt" style:font-weight-complex="normal"/>
    </style:style>
    <style:style style:name="T42" style:family="text">
      <style:text-properties style:font-name="Atkinson Hyperlegible" fo:font-size="12pt" fo:font-weight="normal" officeooo:rsid="0031b608" style:font-size-asian="12pt" style:font-weight-asian="normal" style:font-size-complex="12pt" style:font-weight-complex="normal"/>
    </style:style>
    <style:style style:name="T43" style:family="text">
      <style:text-properties style:font-name="Atkinson Hyperlegible" fo:font-size="12pt" fo:font-weight="normal" officeooo:rsid="002ab0dc" style:font-size-asian="12pt" style:font-weight-asian="normal" style:font-size-complex="12pt" style:font-weight-complex="normal"/>
    </style:style>
    <style:style style:name="T44" style:family="text">
      <style:text-properties style:font-name="Atkinson Hyperlegible" fo:font-size="12pt" fo:font-weight="normal" officeooo:rsid="00332b95" style:font-size-asian="12pt" style:font-weight-asian="normal" style:font-size-complex="12pt" style:font-weight-complex="normal"/>
    </style:style>
    <style:style style:name="T45" style:family="text">
      <style:text-properties style:font-name="Atkinson Hyperlegible" fo:font-size="12pt" fo:font-weight="normal" officeooo:rsid="0053660d" style:font-size-asian="12pt" style:font-weight-asian="normal" style:font-size-complex="12pt" style:font-weight-complex="normal"/>
    </style:style>
    <style:style style:name="T46" style:family="text">
      <style:text-properties style:font-name="Atkinson Hyperlegible" fo:font-size="12pt" fo:font-weight="normal" officeooo:rsid="0054511f" style:font-size-asian="12pt" style:font-weight-asian="normal" style:font-size-complex="12pt" style:font-weight-complex="normal"/>
    </style:style>
    <style:style style:name="T47" style:family="text">
      <style:text-properties style:font-name="Atkinson Hyperlegible" fo:font-size="12pt" fo:font-weight="normal" officeooo:rsid="005569bc" style:font-size-asian="12pt" style:font-weight-asian="normal" style:font-size-complex="12pt" style:font-weight-complex="normal"/>
    </style:style>
    <style:style style:name="T48" style:family="text"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T49" style:family="text">
      <style:text-properties style:font-name="Atkinson Hyperlegible" fo:font-size="12pt" fo:font-weight="bold" officeooo:rsid="001335f2" style:font-size-asian="12pt" style:font-weight-asian="bold" style:font-size-complex="12pt" style:font-weight-complex="bold"/>
    </style:style>
    <style:style style:name="T50" style:family="text">
      <style:text-properties style:font-name="Atkinson Hyperlegible" fo:font-size="12pt" fo:font-weight="bold" officeooo:rsid="0023065e" style:font-size-asian="12pt" style:font-weight-asian="bold" style:font-size-complex="12pt" style:font-weight-complex="bold"/>
    </style:style>
    <style:style style:name="T51" style:family="text">
      <style:text-properties style:font-name="Atkinson Hyperlegible" fo:font-size="12pt" fo:font-weight="bold" officeooo:rsid="002ab0dc" style:font-size-asian="12pt" style:font-weight-asian="bold" style:font-size-complex="12pt" style:font-weight-complex="bold"/>
    </style:style>
    <style:style style:name="T52" style:family="text">
      <style:text-properties style:font-name="Atkinson Hyperlegible" fo:font-size="12pt" fo:font-weight="bold" officeooo:rsid="003adbda" style:font-size-asian="12pt" style:font-weight-asian="bold" style:font-size-complex="12pt" style:font-weight-complex="bold"/>
    </style:style>
    <style:style style:name="T53" style:family="text">
      <style:text-properties style:font-name="Atkinson Hyperlegible" fo:font-size="12pt" fo:font-weight="bold" officeooo:rsid="0054511f" style:font-size-asian="12pt" style:font-weight-asian="bold" style:font-size-complex="12pt" style:font-weight-complex="bold"/>
    </style:style>
    <style:style style:name="T54" style:family="text">
      <style:text-properties style:font-name="Atkinson Hyperlegible" fo:font-size="12pt" fo:font-style="italic" fo:font-weight="normal" officeooo:rsid="0023065e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officeooo:rsid="001c5c11"/>
    </style:style>
    <style:style style:name="T56" style:family="text">
      <style:text-properties officeooo:rsid="001ee60b"/>
    </style:style>
    <style:style style:name="T57" style:family="text">
      <style:text-properties officeooo:rsid="0023065e"/>
    </style:style>
    <style:style style:name="T58" style:family="text">
      <style:text-properties officeooo:rsid="002564d8"/>
    </style:style>
    <style:style style:name="T59" style:family="text">
      <style:text-properties officeooo:rsid="0031b608"/>
    </style:style>
    <style:style style:name="T60" style:family="text">
      <style:text-properties officeooo:rsid="003adbda"/>
    </style:style>
    <style:style style:name="T61" style:family="text">
      <style:text-properties officeooo:rsid="003c5975"/>
    </style:style>
    <style:style style:name="T62" style:family="text">
      <style:text-properties officeooo:rsid="003ef404"/>
    </style:style>
    <style:style style:name="T63" style:family="text">
      <style:text-properties officeooo:rsid="003fc15a"/>
    </style:style>
    <style:style style:name="T64" style:family="text">
      <style:text-properties officeooo:rsid="00413dbe"/>
    </style:style>
    <style:style style:name="T65" style:family="text">
      <style:text-properties fo:font-size="12pt" fo:font-weight="bold" officeooo:rsid="003fc15a" style:font-size-asian="12pt" style:font-weight-asian="bold" style:font-size-complex="12pt" style:font-weight-complex="bold"/>
    </style:style>
    <style:style style:name="T66" style:family="text">
      <style:text-properties fo:font-size="12pt" fo:font-weight="bold" officeooo:rsid="003ff2dc" style:font-size-asian="12pt" style:font-weight-asian="bold" style:font-size-complex="12pt" style:font-weight-complex="bold"/>
    </style:style>
    <style:style style:name="T67" style:family="text">
      <style:text-properties officeooo:rsid="00457126"/>
    </style:style>
    <style:style style:name="T68" style:family="text">
      <style:text-properties officeooo:rsid="004a5c7b"/>
    </style:style>
    <style:style style:name="T69" style:family="text">
      <style:text-properties style:font-size-asian="12pt"/>
    </style:style>
    <style:style style:name="T70" style:family="text">
      <style:text-properties officeooo:rsid="0023065e" style:font-size-asian="12pt"/>
    </style:style>
    <style:style style:name="T71" style:family="text">
      <style:text-properties officeooo:rsid="004e4f7a" style:font-size-asian="12pt"/>
    </style:style>
    <style:style style:name="T72" style:family="text">
      <style:text-properties officeooo:rsid="00572555"/>
    </style:style>
    <style:style style:name="T73" style:family="text">
      <style:text-properties officeooo:rsid="005734ac"/>
    </style:style>
    <style:style style:name="T74" style:family="text">
      <style:text-properties officeooo:rsid="0058a21a"/>
    </style:style>
    <style:style style:name="T75" style:family="text">
      <style:text-properties officeooo:rsid="0059e5aa"/>
    </style:style>
    <style:style style:name="T76" style:family="text">
      <style:text-properties officeooo:rsid="005b096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kGaius <text:span text:style-name="T1">Instruction Manual</text:span></text:p>
      <text:p text:style-name="P11"><text:span text:style-name="T2">Salve</text:span><text:span text:style-name="T3"> and welcome to AskGaius. AskGaius is a portable AI assistant stored on a plug in and play device </text:span><text:span text:style-name="T4">(the “AskGaius Stick”)</text:span><text:span text:style-name="T3"> that works offline and does not send data to a remote server. AskGaius can be run on Windows, Linux and macOS. </text:span><text:span text:style-name="T5">Using AskGaius involves sending prompts to an AI (called “Gaius”) who will then respond.</text:span></text:p>
      <text:p text:style-name="P11"><text:span text:style-name="T3"/></text:p>
      <text:p text:style-name="P27"><text:span text:style-name="T55">How to </text:span>Start AskGaius </text:p>
      <text:p text:style-name="P13"><text:span text:style-name="T33">I</text:span>nsert the AskGaius Stick <text:span text:style-name="T6">into your computer. The computer will detect </text:span><text:span text:style-name="T34">that </text:span><text:span text:style-name="T6">this </text:span><text:span text:style-name="T34">is </text:span><text:span text:style-name="T6">a USB stick labelled “ASKGAIUS”. </text:span><text:span text:style-name="T7">Open the </text:span><text:span text:style-name="T35">ASKGAIUS </text:span><text:span text:style-name="T7">file system and open the directory labelled “AskGaius.” </text:span></text:p>
      <text:p text:style-name="P13"/>
      <text:p text:style-name="P13"><text:span text:style-name="T7">The next step depends on the operating system of your computer:</text:span></text:p>
      <text:list text:style-name="L1">
        <text:list-item>
          <text:p text:style-name="P7"><text:span text:style-name="T17">If the computer </text:span><text:span text:style-name="T20">runs</text:span><text:span text:style-name="T19"> </text:span>Microsoft Windows,<text:span text:style-name="T17"> </text:span><text:span text:style-name="T18">use your mouse to left-</text:span><text:span text:style-name="T17">click </text:span><text:span text:style-name="T18">twice </text:span><text:span text:style-name="T17">the file labelled </text:span>start_windows.bat</text:p>
        </text:list-item>
        <text:list-item>
          <text:p text:style-name="P15">If the computer <text:span text:style-name="T31">runs </text:span><text:span text:style-name="T8">Apple macOS,</text:span> <text:span text:style-name="T32">use your mouse to left</text:span>-click <text:span text:style-name="T32">twice </text:span>the file labelled <text:span text:style-name="T8">start_macos.command</text:span></text:p>
        </text:list-item>
        <text:list-item>
          <text:p text:style-name="P15">If the computer users <text:span text:style-name="T8">Linux</text:span>, open the directory in the terminal and run:<text:line-break/><text:span text:style-name="T8">bash ./start-linux.sh</text:span></text:p>
        </text:list-item>
      </text:list>
      <text:p text:style-name="P16"><text:span text:style-name="T8"/></text:p>
      <text:p text:style-name="P17">A terminal will appear that will instruct you to visit <text:a xlink:type="simple" xlink:href="http://localhost:8080/" text:style-name="Internet_20_link" text:visited-style-name="Visited_20_Internet_20_Link">http://localhost:8080</text:a>. <text:span text:style-name="T28">Visit this </text:span><text:span text:style-name="T56">link</text:span><text:span text:style-name="T28"> using a browser that supports WebGPU (e.g. Google Chrome or Microsoft Edge). You can check browser compatibility by visiting the website </text:span><text:a xlink:type="simple" xlink:href="https://webgpureport.org/" text:style-name="Internet_20_link" text:visited-style-name="Visited_20_Internet_20_Link"><text:span text:style-name="T28">https://webgpureport.org</text:span></text:a><text:span text:style-name="T28"> beforehand which will confirm </text:span><text:span text:style-name="T29">whether</text:span><text:span text:style-name="T28"> your browser supports WebGPU.</text:span></text:p>
      <text:p text:style-name="P17"/>
      <text:p text:style-name="P21">If you see an image of Gaius holding a shield and a book then you have landed on the “<text:span text:style-name="T8">Home Page</text:span>” and are ready to start.</text:p>
      <text:p text:style-name="P21"/>
      <text:p text:style-name="P28">AskGaius <text:span text:style-name="T68">Pages</text:span></text:p>
      <text:p text:style-name="P12">When using AskGaius, you will see one of five pages:</text:p>
      <text:list text:style-name="L10">
        <text:list-item>
          <text:p text:style-name="P3">Home Page:<text:span text:style-name="T17"> </text:span><text:span text:style-name="T21">T</text:span><text:span text:style-name="T24">he first page you see when starting up the application. </text:span><text:span text:style-name="T25">This has a picture of Gaius at the top.</text:span></text:p>
        </text:list-item>
        <text:list-item>
          <text:p text:style-name="P4"><text:span text:style-name="T70">C</text:span><text:span text:style-name="T71">onversation Page:</text:span><text:span text:style-name="T26"> </text:span><text:span text:style-name="T27">T</text:span><text:span text:style-name="T26">his is where you communicate with Gaius. There is a box at the bottom for typing the prompt and two buttons (one green and one blue) on the right.</text:span></text:p>
        </text:list-item>
        <text:list-item>
          <text:p text:style-name="P5"><text:span text:style-name="T69">Settings Page:</text:span><text:span text:style-name="T23"> when the blue “</text:span><text:span text:style-name="T69">Settings</text:span><text:span text:style-name="T23"> </text:span><text:span text:style-name="T69">Button</text:span><text:span text:style-name="T23">” is pressed on the </text:span><text:span text:style-name="T69">Conversation Page</text:span><text:span text:style-name="T23"> this opens the </text:span><text:span text:style-name="T69">Settings Page</text:span><text:span text:style-name="T23"> which enables you to change settings for the current conversation.</text:span></text:p>
        </text:list-item>
        <text:list-item>
          <text:p text:style-name="P6"><text:span text:style-name="T69">Load Page:</text:span><text:span text:style-name="T23"> This is where you can select a conversation to continue.</text:span></text:p>
        </text:list-item>
        <text:list-item>
          <text:p text:style-name="P6"><text:span text:style-name="T69">Delete Page:</text:span><text:span text:style-name="T23"> This is where you can delete a conversation. Deletion cannot be undone.</text:span></text:p>
        </text:list-item>
      </text:list>
      <text:p text:style-name="P12"/>
      <text:p text:style-name="P17"/>
      <text:p text:style-name="P23">Basic Usage</text:p>
      <text:p text:style-name="P24"/>
      <text:p text:style-name="P40"><text:span text:style-name="T52">How to </text:span><text:span text:style-name="T48">Submit a Prompt and Receive an Answer</text:span></text:p>
      <text:list text:style-name="L7">
        <text:list-item>
          <text:p text:style-name="P39"><text:span text:style-name="T45">On </text:span><text:span text:style-name="T39">the </text:span><text:span text:style-name="T50">Home Page</text:span><text:span text:style-name="T39"> </text:span><text:span text:style-name="T42">u</text:span><text:span text:style-name="T37">se your mouse to left-click on the button marked “</text:span><text:span text:style-name="T49">New</text:span><text:span text:style-name="T37">” </text:span><text:span text:style-name="T38">to </text:span><text:span text:style-name="T46">navigate to the </text:span><text:span text:style-name="T53">Conversation Page</text:span><text:span text:style-name="T46">.</text:span></text:p>
        </text:list-item>
        <text:list-item>
          <text:p text:style-name="P37"><text:span text:style-name="T36">Type your prompt in the box at the bottom of the screen </text:span><text:span text:style-name="T42">and u</text:span><text:span text:style-name="T36">se your mouse to left-click the green button </text:span><text:span text:style-name="T47">with an upwards-pointing arrow </text:span><text:span text:style-name="T36">to submit </text:span></text:p>
        </text:list-item>
        <text:list-item>
          <text:p text:style-name="P38"><text:span text:style-name="T36">Text will </text:span><text:span text:style-name="T42">then </text:span><text:span text:style-name="T36">appear at the bottom of the screen describing </text:span><text:span text:style-name="T40">the </text:span><text:span text:style-name="T36">loading of the AI model. </text:span><text:span text:style-name="T42">Once this has finished, </text:span><text:span text:style-name="T43">text will be generated describing Gaius’ thought process. This text generation can be stopped </text:span><text:span text:style-name="T42">at any time </text:span><text:span text:style-name="T43">by pressing “</text:span><text:span text:style-name="T51">Stop text generation.</text:span><text:span text:style-name="T43">” </text:span><text:span text:style-name="T44">Once the text generation has completed or has been stopped </text:span><text:span text:style-name="T41">you will be able to submit further prompts to continue the conversation</text:span></text:p>
        </text:list-item>
      </text:list>
      <text:p text:style-name="P36"><text:span text:style-name="T36"/></text:p>
      <text:p text:style-name="P36"><text:span text:style-name="T54">N.B.</text:span><text:span text:style-name="T39"> </text:span><text:span text:style-name="T36">When the very first prompt is submitted, the browser will need to load model and so the response will be slower than when subsequent prompts are submitted.</text:span></text:p>
      <text:p text:style-name="P14"/>
      <text:p text:style-name="P9"><text:span text:style-name="T60">How to Restart the </text:span>Conversation </text:p>
      <text:list text:style-name="L3">
        <text:list-item>
          <text:p text:style-name="P18"><text:span text:style-name="T72">On the </text:span><text:span text:style-name="T13">Conversation Page</text:span><text:span text:style-name="T72"> </text:span><text:span text:style-name="T73">c</text:span>lick the blue <text:span text:style-name="T61">settings </text:span>button <text:span text:style-name="T61">under the green submit button</text:span></text:p>
        </text:list-item>
        <text:list-item>
          <text:p text:style-name="P18">Click the red button labelled “<text:span text:style-name="T8">Home Page</text:span>” <text:span text:style-name="T74">to navigate to the </text:span><text:span text:style-name="T14">Home Page</text:span></text:p>
        </text:list-item>
        <text:list-item>
          <text:p text:style-name="P18">Click the button labelled “<text:span text:style-name="T8">New</text:span>” to start a new conversation. <text:span text:style-name="T62">The previous conversation is automatically saved and can be recovered (see next section)</text:span></text:p>
        </text:list-item>
      </text:list>
      <text:p text:style-name="P20"/>
      <text:p text:style-name="P29"><text:span text:style-name="T65">How to Resume a Conversation</text:span></text:p>
      <text:list text:style-name="L8">
        <text:list-item>
          <text:p text:style-name="P30"><text:span text:style-name="T30">N</text:span><text:span text:style-name="T57">avigate to the </text:span><text:span text:style-name="T9">Home Page</text:span><text:span text:style-name="T57"> </text:span><text:span text:style-name="T59">and u</text:span><text:span text:style-name="T30">se your mouse to left-click on the button marked “</text:span><text:span text:style-name="T10">Load</text:span><text:span text:style-name="T30">” </text:span><text:span text:style-name="T75">to go to the </text:span><text:span text:style-name="T15">Load Page</text:span></text:p>
        </text:list-item>
        <text:list-item>
          <text:p text:style-name="P34">Conversations are listed from newest to oldest. Click on a conversation to continue it.</text:p>
        </text:list-item>
      </text:list>
      <text:p text:style-name="P35"/>
      <text:p text:style-name="P31"><text:span text:style-name="T65">How to </text:span><text:span text:style-name="T66">Delete </text:span><text:span text:style-name="T65">a Conversation</text:span></text:p>
      <text:list text:style-name="L9">
        <text:list-item>
          <text:p text:style-name="P32"><text:span text:style-name="T76">On </text:span><text:span text:style-name="T57">the </text:span><text:span text:style-name="T9">Home Page</text:span><text:span text:style-name="T57"> </text:span><text:span text:style-name="T76">and </text:span><text:span text:style-name="T59">u</text:span><text:span text:style-name="T30">se your mouse to left-click on the button marked “</text:span><text:span text:style-name="T11">Delete</text:span><text:span text:style-name="T30">” </text:span><text:span text:style-name="T76">to navigate to the </text:span><text:span text:style-name="T16">Delete Page</text:span><text:span text:style-name="T22">.</text:span></text:p>
        </text:list-item>
        <text:list-item>
          <text:p text:style-name="P32"><text:span text:style-name="T63">Conversations are listed from newest to oldest. Click on a conversation to </text:span><text:span text:style-name="T64">delete </text:span><text:span text:style-name="T63">it. </text:span><text:span text:style-name="T12">This action cannot be reversed</text:span><text:span text:style-name="T64">.</text:span></text:p>
        </text:list-item>
      </text:list>
      <text:p text:style-name="P14"/>
      <text:p text:style-name="P8"><text:span text:style-name="T67">How </text:span>To <text:span text:style-name="T58">Exit AskGaius</text:span></text:p>
      <text:list text:style-name="L4">
        <text:list-item>
          <text:p text:style-name="P22">Close the browser (e.g. Google Chrome or Microsoft Edge)</text:p>
        </text:list-item>
        <text:list-item>
          <text:p text:style-name="P22">Close the terminal that opened when you started the application</text:p>
        </text:list-item>
        <text:list-item>
          <text:p text:style-name="P22">Safely eject ASKGAIUS as you would any other USB stick</text:p>
        </text:list-item>
      </text:list>
      <text:p text:style-name="P33"/>
      <text:p text:style-name="P33"/>
      <text:p text:style-name="P25">Special Modes and How to Activate Them</text:p>
      <text:p text:style-name="P26"/>
      <text:p text:style-name="P12">Special Modes change how Gaius responds to prompts. They </text:p>
      <text:p text:style-name="P10"/>
      <text:p text:style-name="P10"/>
      <text:p text:style-name="P19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7:58:18.873837163</meta:creation-date>
    <dc:date>2026-04-09T20:21:11.354696219</dc:date>
    <meta:editing-duration>PT2H12M1S</meta:editing-duration>
    <meta:editing-cycles>84</meta:editing-cycles>
    <meta:generator>LibreOffice/24.2.7.2$Linux_X86_64 LibreOffice_project/420$Build-2</meta:generator>
    <meta:document-statistic meta:table-count="0" meta:image-count="0" meta:object-count="0" meta:page-count="3" meta:paragraph-count="39" meta:word-count="703" meta:character-count="4056" meta:non-whitespace-character-count="3408"/>
  </office:meta>
</office:document-meta>
</file>